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DejaVu Sans Mono1" fo:font-size="22pt" style:font-size-asian="22pt" style:font-size-complex="22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ff3333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578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5">(-2,3)</text:span><text:span text:style-name="T6"> -&gt; (1,</text:span><text:span text:style-name="T7">0001</text:span><text:span text:style-name="T6">)</text:span></text:p>
            <text:p><text:span text:style-name="T8">(-4,8)</text:span><text:span text:style-name="T6"> -&gt; (1,</text:span><text:span text:style-name="T7">0002</text:span><text:span text:style-name="T6">)</text:span></text:p>
            <text:p><text:span text:style-name="T6">(-2,7) -&gt; (5,</text:span><text:span text:style-name="T7">0010</text:span><text:span text:style-name="T6">)</text:span></text:p>
            <text:p><text:span text:style-name="T6">(1,5) <text:s/>-&gt; (6,</text:span><text:span text:style-name="T7">001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1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1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1">0</text:span></text:p>
          </draw:text-box>
        </draw:frame>
        <draw:frame draw:style-name="gr4" draw:text-style-name="P3" draw:layer="layout" svg:width="8.535cm" svg:height="14.813cm" svg:x="12.906cm" svg:y="7.553cm">
          <draw:text-box>
            <text:p><text:span text:style-name="T8">(4,-8)</text:span><text:span text:style-name="T6">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6">(2,-7) -&gt; (0,</text:span><text:span text:style-name="T7">002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layer="layout" svg:width="8.566cm" svg:height="0.962cm" svg:x="7.237cm" svg:y="15.25cm">
          <draw:text-box>
            <text:p>A solution exists with value <text:span text:style-name="T1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23:11.541705037</dc:date>
    <dc:creator>elucterio </dc:creator>
    <meta:editing-duration>PT2H45M26S</meta:editing-duration>
    <meta:editing-cycles>38</meta:editing-cycles>
    <meta:generator>LibreOffice/4.2.8.2$Linux_X86_64 LibreOffice_project/420m0$Build-2</meta:generator>
    <meta:document-statistic meta:object-count="15"/>
  </office:meta>
</office:document-meta>
</file>